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Verdana" svg:font-family="Verdana" style:font-family-generic="swiss" style:font-pitch="variable" svg:panose-1="2 11 6 4 3 5 4 4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Standard" style:family="paragraph">
      <style:text-properties style:font-name="Verdana" style:font-name-asian="Verdana" style:font-name-complex="Verdana" fo:color="#323232" fo:font-size="9pt" style:font-size-asian="9pt" style:font-size-complex="9pt" fo:background-color="#FFFFFF" fo:language="en" fo:country="US"/>
    </style:style>
    <style:style style:name="T4" style:parent-style-name="Heading2Char" style:family="text">
      <style:text-properties style:font-name-asian="Calibri" fo:language="en" fo:country="US"/>
    </style:style>
    <style:style style:name="T5" style:parent-style-name="DefaultParagraphFont" style:family="text">
      <style:text-properties fo:language="en" fo:country="US"/>
    </style:style>
    <style:style style:name="T6" style:parent-style-name="DefaultParagraphFont" style:family="text">
      <style:text-properties fo:background-color="#FFFFFF" fo:language="en" fo:country="US"/>
    </style:style>
    <style:style style:name="P7" style:parent-style-name="NoSpacing" style:family="paragraph">
      <style:text-properties fo:background-color="#FFFFFF" fo:language="en" fo:country="US"/>
    </style:style>
    <style:style style:name="T8" style:parent-style-name="Heading2Char" style:family="text">
      <style:text-properties style:font-name-asian="Calibri" fo:language="en" fo:country="US"/>
    </style:style>
    <style:style style:name="T9" style:parent-style-name="DefaultParagraphFont" style:family="text">
      <style:text-properties fo:language="en" fo:country="US"/>
    </style:style>
    <style:style style:name="T10" style:parent-style-name="DefaultParagraphFont" style:family="text">
      <style:text-properties fo:background-color="#FFFFFF" fo:language="en" fo:country="US"/>
    </style:style>
    <style:style style:name="T11" style:parent-style-name="DefaultParagraphFont" style:family="text">
      <style:text-properties style:font-name="Verdana" style:font-name-asian="Verdana" style:font-name-complex="Verdana" fo:color="#323232" fo:font-size="9pt" style:font-size-asian="9pt" style:font-size-complex="9pt" fo:background-color="#FFFFFF" fo:language="en" fo:country="US"/>
    </style:style>
    <style:style style:name="P12" style:parent-style-name="Heading1" style:family="paragraph">
      <style:text-properties fo:language="en" fo:country="US"/>
    </style:style>
    <style:style style:name="P13" style:parent-style-name="Normal" style:family="paragraph">
      <style:text-properties fo:language="en" fo:country="US"/>
    </style:style>
    <style:style style:name="T14" style:parent-style-name="Heading2Char" style:family="text">
      <style:text-properties style:font-name-asian="Calibri" fo:language="en" fo:country="US"/>
    </style:style>
    <style:style style:name="T15" style:parent-style-name="DefaultParagraphFont" style:family="text">
      <style:text-properties fo:language="en" fo:country="US"/>
    </style:style>
    <style:style style:name="T16" style:parent-style-name="Heading2Char" style:family="text">
      <style:text-properties style:font-name-asian="Calibri" fo:language="en" fo:country="US"/>
    </style:style>
    <style:style style:name="T17" style:parent-style-name="DefaultParagraphFont" style:family="text">
      <style:text-properties fo:language="en" fo:country="US"/>
    </style:style>
    <style:style style:name="T18" style:parent-style-name="Heading2Char" style:family="text">
      <style:text-properties style:font-name-asian="Calibri" fo:language="en" fo:country="US"/>
    </style:style>
    <style:style style:name="T19" style:parent-style-name="DefaultParagraphFont" style:family="text">
      <style:text-properties fo:language="en" fo:country="US"/>
    </style:style>
    <style:style style:name="T20" style:parent-style-name="Heading2Char" style:family="text">
      <style:text-properties style:font-name-asian="Calibri"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Heading2Char" style:family="text">
      <style:text-properties style:font-name-asian="Calibri"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Heading2Char" style:family="text">
      <style:text-properties style:font-name-asian="Calibri" fo:language="en" fo:country="US"/>
    </style:style>
    <style:style style:name="T27" style:parent-style-name="DefaultParagraphFont" style:family="text">
      <style:text-properties fo:language="en" fo:country="US"/>
    </style:style>
    <style:style style:name="T28" style:parent-style-name="Heading2Char" style:family="text">
      <style:text-properties style:font-name-asian="Calibri" fo:language="en" fo:country="US"/>
    </style:style>
    <style:style style:name="T29" style:parent-style-name="DefaultParagraphFont" style:family="text">
      <style:text-properties fo:language="en" fo:country="US"/>
    </style:style>
    <style:style style:name="P30" style:parent-style-name="Heading1" style:family="paragraph">
      <style:text-properties fo:language="en" fo:country="US"/>
    </style:style>
    <style:style style:name="P31" style:parent-style-name="Normal" style:family="paragraph">
      <style:text-properties fo:language="en" fo:country="US"/>
    </style:style>
    <style:style style:name="P32" style:parent-style-name="Heading1"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office:automatic-styles>
  <office:body>
    <office:text text:use-soft-page-breaks="true">
      <text:h text:style-name="P1" text:outline-level="1">Project Plan</text:h>
      <text:p text:style-name="P2"/>
      <text:p text:style-name="P3"/>
      <text:p text:style-name="NoSpacing"><text:span text:style-name="T4">Why:</text:span><text:span text:style-name="T5"><text:s/></text:span></text:p>
      <text:p text:style-name="NoSpacing"><text:span text:style-name="T6">We are developing an application for android, and the value of the product is in its practical value. The main reason for this project is to learn project planning.</text:span></text:p>
      <text:p text:style-name="P7"/>
      <text:p text:style-name="NoSpacing"><text:span text:style-name="T8">What:</text:span><text:span text:style-name="T9"><text:s/></text:span><text:span text:style-name="T10">The main focus of the project will be planning, writing a report, developing an application for android and writing test cases for it. A lot of time will be devoted to learning android specific programming.<text:s/></text:span><text:span text:style-name="T11"><text:tab/></text:span></text:p>
      <text:h text:style-name="P12" text:outline-level="1">Responsibility</text:h>
      <text:p text:style-name="P13">We divided the project into two groups, where two will work more with the development and two that will work more with the structure of the project. We work closely and meet two times every week to have a scrum-meeting.</text:p>
      <text:p text:style-name="Normal"><text:span text:style-name="T14">Product Owner:</text:span><text:span text:style-name="T15"><text:s/>Gustav Mellgren</text:span></text:p>
      <text:p text:style-name="Normal"><text:span text:style-name="T16">Scrum Master:<text:s/></text:span><text:span text:style-name="T17">Johannes Schygge</text:span></text:p>
      <text:p text:style-name="Normal"><text:span text:style-name="T18">Team:<text:s/></text:span><text:span text:style-name="T19">All group-members</text:span></text:p>
      <text:p text:style-name="Normal"><text:span text:style-name="T20">Requirements &amp; Use Cases:</text:span><text:span text:style-name="T21"><text:s/>The whole group will work with the r</text:span><text:span text:style-name="T22">equirements and the use cases to get a good start, so that everybody has a good knowledge of how the project should work.</text:span></text:p>
      <text:p text:style-name="Normal"><text:span text:style-name="T23">Development:</text:span><text:span text:style-name="T24"><text:s/>For the early stages of the project Daniel Warme and Karl Lawenius will handle the development. Later Gustav Mellgren and</text:span><text:span text:style-name="T25"><text:s/>Johannes Schygge will help with the development.</text:span></text:p>
      <text:p text:style-name="Normal"><text:span text:style-name="T26">Testing:</text:span><text:span text:style-name="T27"><text:s/>Johannes Schygge and Gustav Mellgren will handle the testing of the product.</text:span></text:p>
      <text:p text:style-name="Normal"><text:span text:style-name="T28">Architecture:</text:span><text:span text:style-name="T29"><text:s/>All group-members will decide the architecture of the project.</text:span></text:p>
      <text:h text:style-name="P30" text:outline-level="1">Project Practices and Measurements</text:h>
      <text:p text:style-name="P31">We use Dropbox so that anyone can access all the document files in the project at any time, and also we keep a schedule in Dropbox in the Project Plan document. We use Microsoft Word (.odt) for all text documents so no program difficulties will occur.</text:p>
      <text:h text:style-name="P32" text:outline-level="1">Project Objectives and Milestones</text:h>
      <text:p text:style-name="P33">• Make an easy understandable layout so people with some Android knowledge can use the product with ease</text:p>
      <text:p text:style-name="P34">• Make all necessary and proper warnings on usage</text:p>
      <text:soft-page-break/>
      <text:p text:style-name="P35">• Deliver a functional sleep style calendar.</text:p>
      <text:h text:style-name="Heading1" text:outline-level="1">Tidsplan:</text:h>
      <text:p text:style-name="Normal">LV1: Introduktion &amp; Brainstorming</text:p>
      <text:p text:style-name="Normal">LV2: Sållning av idéer till en. Läsa på licenser och börja på krav.</text:p>
      <text:p text:style-name="Normal">LV3: Läsa på design, arkitektur och fortsätt med kraven.</text:p>
      <text:p text:style-name="Normal">LOV: Studera android och fundera över applikationen. Färdigställa krav.</text:p>
      <text:p text:style-name="Normal">LV4: Skriva dokument beskrivande activities.<text:s/>Skriva testfall och testplan.</text:p>
      <text:p text:style-name="Normal">LV5: Rapportera och fixa buggar.</text:p>
      <text:p text:style-name="Normal">LV6: Kod för alla testfall (coverage ca 50%). Skrivna testfall (.odt) för hela systemet.</text:p>
      <text:p text:style-name="Normal">LV7: Källskodspaket, installerbart paket (apk), Användarmanual, Utvecklarmanual, beskrivning av 3PP.<text:s/></text:p>
      <text:p text:style-name="Normal">LV8: Färdigställ applikationen, förbered för presenta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tandard" style:display-name="Standard" style:family="paragraph">
      <style:paragraph-properties style:punctuation-wrap="simple" style:text-autospace="none" style:vertical-align="auto" fo:margin-bottom="0in"/>
      <style:text-properties style:font-name="Arial" style:font-name-asian="Arial" style:font-name-complex="Arial" fo:color="#000000" style:letter-kerning="true" style:language-asian="sv" style:country-asian="SE" fo:hyphenate="false"/>
    </style:style>
    <style:style style:name="NoSpacing" style:display-name="No Spacing" style:family="paragraph">
      <style:paragraph-properties fo:margin-bottom="0in" fo:line-height="100%"/>
      <style:text-properties fo:hyphenate="fals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WW_CharLFO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323232" fo:font-size="9pt" style:font-size-asian="9pt" style:font-size-complex="9pt" fo:background-color="#FFFFFF" style:text-underline-type="none" style:text-underline-color="#000000"/>
    </style:style>
    <style:style style:name="WW_CharLFO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323232" fo:font-size="9pt" style:font-size-asian="9pt" style:font-size-complex="9pt" fo:background-color="#FFFFFF" style:text-underline-type="none" style:text-underline-color="#000000"/>
    </style:style>
    <style:style style:name="WW_CharLFO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323232" fo:font-size="9pt" style:font-size-asian="9pt" style:font-size-complex="9pt" fo:background-color="#FFFFFF" style:text-underline-type="none" style:text-underline-color="#000000"/>
    </style:style>
    <style:style style:name="WW_CharLFO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323232" fo:font-size="9pt" style:font-size-asian="9pt" style:font-size-complex="9pt" fo:background-color="#FFFFFF" style:text-underline-type="none" style:text-underline-color="#000000"/>
    </style:style>
    <style:style style:name="WW_CharLFO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323232" fo:font-size="9pt" style:font-size-asian="9pt" style:font-size-complex="9pt" fo:background-color="#FFFFFF" style:text-underline-type="none" style:text-underline-color="#000000"/>
    </style:style>
    <style:style style:name="WW_CharLFO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323232" fo:font-size="9pt" style:font-size-asian="9pt" style:font-size-complex="9pt" fo:background-color="#FFFFFF" style:text-underline-type="none" style:text-underline-color="#000000"/>
    </style:style>
    <style:style style:name="WW_CharLFO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323232" fo:font-size="9pt" style:font-size-asian="9pt" style:font-size-complex="9pt" fo:background-color="#FFFFFF" style:text-underline-type="none" style:text-underline-color="#000000"/>
    </style:style>
    <style:style style:name="WW_CharLFO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323232" fo:font-size="9pt" style:font-size-asian="9pt" style:font-size-complex="9pt" fo:background-color="#FFFFFF" style:text-underline-type="none" style:text-underline-color="#000000"/>
    </style:style>
    <style:style style:name="WW_CharLFO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323232" fo:font-size="9pt" style:font-size-asian="9pt" style:font-size-complex="9pt" fo:background-color="#FFFFFF" style:text-underline-type="none" style:text-underline-color="#000000"/>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25in"/>
        <style:text-properties style:font-name="Verdana"/>
      </text:list-level-style-bullet>
      <text:list-level-style-bullet text:level="3" text:style-name="WW_CharLFO1LVL3" text:bullet-char="■">
        <style:list-level-properties fo:text-align="end" text:space-before="0in" text:min-label-width="1.5in"/>
        <style:text-properties style:font-name="Verdana"/>
      </text:list-level-style-bullet>
      <text:list-level-style-bullet text:level="4" text:style-name="WW_CharLFO1LVL4" text:bullet-char="●">
        <style:list-level-properties text:space-before="1.75in" text:min-label-width="0.25in"/>
        <style:text-properties style:font-name="Verdana"/>
      </text:list-level-style-bullet>
      <text:list-level-style-bullet text:level="5" text:style-name="WW_CharLFO1LVL5" text:bullet-char="○">
        <style:list-level-properties text:space-before="2.25in" text:min-label-width="0.25in"/>
        <style:text-properties style:font-name="Verdana"/>
      </text:list-level-style-bullet>
      <text:list-level-style-bullet text:level="6" text:style-name="WW_CharLFO1LVL6" text:bullet-char="■">
        <style:list-level-properties fo:text-align="end" text:space-before="0in" text:min-label-width="3in"/>
        <style:text-properties style:font-name="Verdana"/>
      </text:list-level-style-bullet>
      <text:list-level-style-bullet text:level="7" text:style-name="WW_CharLFO1LVL7" text:bullet-char="●">
        <style:list-level-properties text:space-before="3.25in" text:min-label-width="0.25in"/>
        <style:text-properties style:font-name="Verdana"/>
      </text:list-level-style-bullet>
      <text:list-level-style-bullet text:level="8" text:style-name="WW_CharLFO1LVL8" text:bullet-char="○">
        <style:list-level-properties text:space-before="3.75in" text:min-label-width="0.25in"/>
        <style:text-properties style:font-name="Verdana"/>
      </text:list-level-style-bullet>
      <text:list-level-style-bullet text:level="9" text:style-name="WW_CharLFO1LVL9" text:bullet-char="■">
        <style:list-level-properties fo:text-align="end" text:space-before="0in" text:min-label-width="4.5in"/>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zer</meta:initial-creator>
    <dc:creator>Uzer</dc:creator>
    <meta:creation-date>2012-04-03T11:39:00Z</meta:creation-date>
    <dc:date>2012-04-03T11:57:00Z</dc:date>
    <meta:template xlink:href="Normal.dotm" xlink:type="simple"/>
    <meta:editing-cycles>6</meta:editing-cycles>
    <meta:editing-duration>PT780S</meta:editing-duration>
    <meta:document-statistic meta:page-count="2" meta:paragraph-count="14" meta:word-count="414" meta:character-count="2361" meta:row-count="37" meta:non-whitespace-character-count="1961"/>
  </office:meta>
</office:document-meta>
</file>